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50pt" fo:font-style="italic" officeooo:rsid="00285e67" officeooo:paragraph-rsid="00285e67" style:font-size-asian="43.75pt" style:font-style-asian="italic" style:font-size-complex="50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50pt" fo:font-style="italic" officeooo:rsid="002b1cb2" officeooo:paragraph-rsid="002b1cb2" style:font-size-asian="43.75pt" style:font-style-asian="italic" style:font-size-complex="50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25pt" fo:font-style="italic" officeooo:rsid="002b1cb2" officeooo:paragraph-rsid="002b1cb2" style:font-size-asian="21.8500003814697pt" style:font-style-asian="italic" style:font-size-complex="25pt" style:font-style-complex="italic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EASE</text:p>
      <text:p text:style-name="P2"><text:span text:style-name="T1">PAY FOR PARTS</text:span></text:p>
      <text:p text:style-name="P2"><text:span text:style-name="T1"/></text:p>
      <text:p text:style-name="P2"><text:span text:style-name="T1">DON’T FORGET!</text:span></text:p>
      <text:p text:style-name="P2"><text:span text:style-name="T1">ENTER CHARGES</text:span></text:p>
      <text:p text:style-name="P2"><text:span text:style-name="T1">RIGHT AWAY</text:span></text:p>
      <text:p text:style-name="P2"><text:span text:style-name="T1"/></text:p>
      <text:p text:style-name="P3"><text:span text:style-name="T1">TOGETHER, WE CAN KEEP THE SHOP</text:span></text:p>
      <text:p text:style-name="P3"><text:span text:style-name="T1">BUDGET BALANCE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30T10:08:40.641533299</meta:creation-date>
    <meta:generator>LibreOffice/24.2.0.3$Linux_X86_64 LibreOffice_project/420$Build-3</meta:generator>
    <dc:date>2024-02-28T10:06:44.115030312</dc:date>
    <meta:editing-duration>PT16M1S</meta:editing-duration>
    <meta:editing-cycles>11</meta:editing-cycles>
    <meta:document-statistic meta:table-count="0" meta:image-count="0" meta:object-count="0" meta:page-count="1" meta:paragraph-count="7" meta:word-count="18" meta:character-count="100" meta:non-whitespace-character-count="89"/>
  </office:meta>
</office:document-meta>
</file>